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04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^8 Trials</text:p>
          </table:table-cell>
          <table:table-cell/>
        </table:table-row>
        <table:table-row table:style-name="ro1">
          <table:table-cell office:value-type="string" calcext:value-type="string">
            <text:p># of Threa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385" calcext:value-type="float">
            <text:p>0.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921" calcext:value-type="float">
            <text:p>0.49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449" calcext:value-type="float">
            <text:p>0.24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62" calcext:value-type="float">
            <text:p>0.12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639" calcext:value-type="float">
            <text:p>0.06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57" calcext:value-type="float">
            <text:p>0.025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297" calcext:value-type="float">
            <text:p>0.029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331" calcext:value-type="float">
            <text:p>0.033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659" calcext:value-type="float">
            <text:p>0.065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1328" calcext:value-type="float">
            <text:p>0.132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2713" calcext:value-type="float">
            <text:p>0.271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^10 Trials</text:p>
          </table:table-cell>
          <table:table-cell/>
        </table:table-row>
        <table:table-row table:style-name="ro1">
          <table:table-cell office:value-type="string" calcext:value-type="string">
            <text:p># of Threa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.5356" calcext:value-type="float">
            <text:p>93.53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.0348" calcext:value-type="float">
            <text:p>48.03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.5289" calcext:value-type="float">
            <text:p>24.52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5004" calcext:value-type="float">
            <text:p>12.5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315" calcext:value-type="float">
            <text:p>6.3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1565" calcext:value-type="float">
            <text:p>3.15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4943" calcext:value-type="float">
            <text:p>2.49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.2656" calcext:value-type="float">
            <text:p>2.265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2046" calcext:value-type="float">
            <text:p>2.204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.2202" calcext:value-type="float">
            <text:p>2.220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.2052" calcext:value-type="float">
            <text:p>2.205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.285" calcext:value-type="float">
            <text:p>2.28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.2371" calcext:value-type="float">
            <text:p>2.237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3622" calcext:value-type="float">
            <text:p>2.3622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Trials = 1000, Threads = <text:s text:c="2"/>48, pi = <text:s text:c="2"/>2.9920000000, error = 4.76e-02, time (sec) = <text:s text:c="2"/>0.0024</text:p>
          </table:table-cell>
        </table:table-row>
        <table:table-row table:style-name="ro1">
          <table:table-cell/>
          <table:table-cell office:value-type="string" calcext:value-type="string">
            <text:p>Trials = 10000, Threads = <text:s text:c="2"/>48, pi = <text:s text:c="2"/>3.1732000000, error = 1.01e-02, time (sec) = <text:s text:c="2"/>0.0019</text:p>
          </table:table-cell>
        </table:table-row>
        <table:table-row table:style-name="ro1">
          <table:table-cell/>
          <table:table-cell office:value-type="string" calcext:value-type="string">
            <text:p>Trials = 100000, Threads = <text:s text:c="2"/>48, pi = <text:s text:c="2"/>3.1550800000, error = 4.29e-03, time (sec) = <text:s text:c="2"/>0.0019</text:p>
          </table:table-cell>
        </table:table-row>
        <table:table-row table:style-name="ro1">
          <table:table-cell/>
          <table:table-cell office:value-type="string" calcext:value-type="string">
            <text:p>Trials = 1000000, Threads = <text:s text:c="2"/>48, pi = <text:s text:c="2"/>3.1453960000, error = 1.21e-03, time (sec) = <text:s text:c="2"/>0.0025</text:p>
          </table:table-cell>
        </table:table-row>
        <table:table-row table:style-name="ro1">
          <table:table-cell/>
          <table:table-cell office:value-type="string" calcext:value-type="string">
            <text:p>Trials = 10000000, Threads = <text:s text:c="2"/>48, pi = <text:s text:c="2"/>3.1456372000, error = 1.29e-03, time (sec) = <text:s text:c="2"/>0.0035</text:p>
          </table:table-cell>
        </table:table-row>
        <table:table-row table:style-name="ro1">
          <table:table-cell/>
          <table:table-cell office:value-type="string" calcext:value-type="string">
            <text:p>Trials = 100000000, Threads = <text:s text:c="2"/>48, pi = <text:s text:c="2"/>3.1409400400, error = 2.08e-04, time (sec) = <text:s text:c="2"/>0.0230</text:p>
          </table:table-cell>
        </table:table-row>
        <table:table-row table:style-name="ro1">
          <table:table-cell/>
          <table:table-cell office:value-type="string" calcext:value-type="string">
            <text:p>Trials = 1000000000, Threads = <text:s text:c="2"/>48, pi = <text:s text:c="2"/>3.1416179080, error = 8.04e-06, time (sec) = <text:s text:c="2"/>0.2176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Processes = 1</text:p>
          </table:table-cell>
          <table:table-cell/>
        </table:table-row>
        <table:table-row table:style-name="ro1">
          <table:table-cell office:value-type="string" calcext:value-type="string">
            <text:p>n = 10000000000, p = 1, pi = 3.1415926535897949, relative error = 5.65e-16, time (sec) = <text:s/>17.2724</text:p>
          </table:table-cell>
          <table:table-cell/>
        </table:table-row>
        <table:table-row table:style-name="ro1">
          <table:table-cell office:value-type="string" calcext:value-type="string">
            <text:p>Processes = 4</text:p>
          </table:table-cell>
          <table:table-cell/>
        </table:table-row>
        <table:table-row table:style-name="ro1">
          <table:table-cell office:value-type="string" calcext:value-type="string">
            <text:p>n = 10000000000, p = 4, pi = 3.1415926535898286, relative error = 1.13e-14, time (sec) = <text:s text:c="2"/>4.4837</text:p>
          </table:table-cell>
          <table:table-cell/>
        </table:table-row>
        <table:table-row table:style-name="ro1">
          <table:table-cell office:value-type="string" calcext:value-type="string">
            <text:p>Processes = 8</text:p>
          </table:table-cell>
          <table:table-cell/>
        </table:table-row>
        <table:table-row table:style-name="ro1">
          <table:table-cell office:value-type="string" calcext:value-type="string">
            <text:p>n = 10000000000, p = 8, pi = 3.1415926535897762, relative error = 5.37e-15, time (sec) = <text:s text:c="2"/>2.2923</text:p>
          </table:table-cell>
          <table:table-cell/>
        </table:table-row>
        <table:table-row table:style-name="ro1">
          <table:table-cell office:value-type="string" calcext:value-type="string">
            <text:p>Processes = 16</text:p>
          </table:table-cell>
          <table:table-cell/>
        </table:table-row>
        <table:table-row table:style-name="ro1">
          <table:table-cell office:value-type="string" calcext:value-type="string">
            <text:p>n = 10000000000, p = 16, pi = 3.1415926535898047, relative error = 3.68e-15, time (sec) = <text:s text:c="2"/>1.1349</text:p>
          </table:table-cell>
          <table:table-cell/>
        </table:table-row>
        <table:table-row table:style-name="ro1">
          <table:table-cell office:value-type="string" calcext:value-type="string">
            <text:p>Processes = 32</text:p>
          </table:table-cell>
          <table:table-cell/>
        </table:table-row>
        <table:table-row table:style-name="ro1">
          <table:table-cell office:value-type="string" calcext:value-type="string">
            <text:p>n = 10000000000, p = 32, pi = 3.1415926535897754, relative error = 5.65e-15, time (sec) = <text:s text:c="2"/>1.0593</text:p>
          </table:table-cell>
          <table:table-cell/>
        </table:table-row>
        <table:table-row table:style-name="ro1">
          <table:table-cell office:value-type="string" calcext:value-type="string">
            <text:p>Processes = 64</text:p>
          </table:table-cell>
          <table:table-cell/>
        </table:table-row>
        <table:table-row table:style-name="ro1">
          <table:table-cell office:value-type="string" calcext:value-type="string">
            <text:p>n = 10000000000, p = 64, pi = 3.1415926535897944, relative error = 4.24e-16, time (sec) = <text:s text:c="2"/>0.2899</text:p>
          </table:table-cell>
          <table:table-cell/>
        </table:table-row>
        <table:table-row table:style-name="ro1">
          <table:table-cell office:value-type="string" calcext:value-type="string">
            <text:p>Processes = 64</text:p>
          </table:table-cell>
          <table:table-cell/>
        </table:table-row>
        <table:table-row table:style-name="ro1">
          <table:table-cell office:value-type="string" calcext:value-type="string">
            <text:p>n = 1000000000, p = 64, pi = 3.1415926535897860, relative error = 2.26e-15, time (sec) = <text:s text:c="2"/>0.0498</text:p>
          </table:table-cell>
          <table:table-cell/>
        </table:table-row>
        <table:table-row table:style-name="ro1">
          <table:table-cell office:value-type="string" calcext:value-type="string">
            <text:p>Processes = 64</text:p>
          </table:table-cell>
          <table:table-cell/>
        </table:table-row>
        <table:table-row table:style-name="ro1">
          <table:table-cell office:value-type="string" calcext:value-type="string">
            <text:p>n = 10000000, p = 64, pi = 3.1415926535897971, relative error = 1.27e-15, time (sec) = <text:s text:c="2"/>0.0009</text:p>
          </table:table-cell>
          <table:table-cell/>
        </table:table-row>
        <table:table-row table:style-name="ro1">
          <table:table-cell office:value-type="string" calcext:value-type="string">
            <text:p>Processes = 64</text:p>
          </table:table-cell>
          <table:table-cell/>
        </table:table-row>
        <table:table-row table:style-name="ro1">
          <table:table-cell office:value-type="string" calcext:value-type="string">
            <text:p>n = 100000, p = 64, pi = 3.1415926535981265, relative error = 2.65e-12, time (sec) = <text:s text:c="2"/>0.0426</text:p>
          </table:table-cell>
          <table:table-cell/>
        </table:table-row>
        <table:table-row table:style-name="ro1">
          <table:table-cell office:value-type="string" calcext:value-type="string">
            <text:p>Processes = 64</text:p>
          </table:table-cell>
          <table:table-cell/>
        </table:table-row>
        <table:table-row table:style-name="ro1">
          <table:table-cell office:value-type="string" calcext:value-type="string">
            <text:p>n = 1000, p = 64, pi = 3.1415927369231267, relative error = 2.65e-08, time (sec) = <text:s text:c="2"/>0.0129</text:p>
          </table:table-cell>
          <table:table-cell/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Processes = 64</text:p>
          </table:table-cell>
          <table:table-cell office:value-type="string" calcext:value-type="string">
            <text:p>Ntasks-per-node=1</text:p>
          </table:table-cell>
        </table:table-row>
        <table:table-row table:style-name="ro1">
          <table:table-cell office:value-type="string" calcext:value-type="string">
            <text:p>n = 10000000000, p = 64, pi = 3.1415926535897944, relative error = 4.24e-16, time (sec) = <text:s text:c="2"/>1.263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cesses = 64</text:p>
          </table:table-cell>
          <table:table-cell office:value-type="string" calcext:value-type="string">
            <text:p>Ntasks-per-node=2</text:p>
          </table:table-cell>
        </table:table-row>
        <table:table-row table:style-name="ro1">
          <table:table-cell office:value-type="string" calcext:value-type="string">
            <text:p>n = 10000000000, p = 64, pi = 3.1415926535897944, relative error = 4.24e-16, time (sec) = <text:s text:c="2"/>0.692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cesses = 64</text:p>
          </table:table-cell>
          <table:table-cell office:value-type="string" calcext:value-type="string">
            <text:p>Ntasks-per-node=4</text:p>
          </table:table-cell>
        </table:table-row>
        <table:table-row table:style-name="ro1">
          <table:table-cell office:value-type="string" calcext:value-type="string">
            <text:p>n = 10000000000, p = 64, pi = 3.1415926535897944, relative error = 4.24e-16, time (sec) = <text:s text:c="2"/>0.300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cesses = 64</text:p>
          </table:table-cell>
          <table:table-cell office:value-type="string" calcext:value-type="string">
            <text:p>Ntasks-per-node=8</text:p>
          </table:table-cell>
        </table:table-row>
        <table:table-row table:style-name="ro1">
          <table:table-cell office:value-type="string" calcext:value-type="string">
            <text:p>n = 10000000000, p = 64, pi = 3.1415926535897944, relative error = 4.24e-16, time (sec) = <text:s text:c="2"/>0.313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cesses = 64</text:p>
          </table:table-cell>
          <table:table-cell office:value-type="string" calcext:value-type="string">
            <text:p>Ntasks-per-node=16</text:p>
          </table:table-cell>
        </table:table-row>
        <table:table-row table:style-name="ro1">
          <table:table-cell office:value-type="string" calcext:value-type="string">
            <text:p>n = 10000000000, p = 64, pi = 3.1415926535897949, relative error = 5.65e-16, time (sec) = <text:s text:c="2"/>0.315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cesses = 64</text:p>
          </table:table-cell>
          <table:table-cell office:value-type="string" calcext:value-type="string">
            <text:p>Ntasks-per-node=32</text:p>
          </table:table-cell>
        </table:table-row>
        <table:table-row table:style-name="ro1">
          <table:table-cell office:value-type="string" calcext:value-type="string">
            <text:p>n = 10000000000, p = 64, pi = 3.1415926535897949, relative error = 5.65e-16, time (sec) = <text:s text:c="2"/>0.2905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Processes = 64 | n = 10^8</text:p>
          </table:table-cell>
          <table:table-cell/>
        </table:table-row>
        <table:table-row table:style-name="ro1">
          <table:table-cell office:value-type="string" calcext:value-type="string">
            <text:p>n = 100000000, p = 64, pi = 3.1415926535897931, relative error = 0.00e+00, time (sec) = <text:s text:c="2"/>0.0333</text:p>
          </table:table-cell>
          <table:table-cell/>
        </table:table-row>
        <table:table-row table:style-name="ro1">
          <table:table-cell office:value-type="string" calcext:value-type="string">
            <text:p>Processes = 64 | n = 10^6</text:p>
          </table:table-cell>
          <table:table-cell/>
        </table:table-row>
        <table:table-row table:style-name="ro1">
          <table:table-cell office:value-type="string" calcext:value-type="string">
            <text:p>n = 1000000, p = 64, pi = 3.1415926535898757, relative error = 2.63e-14, time (sec) = <text:s text:c="2"/>0.0327</text:p>
          </table:table-cell>
          <table:table-cell/>
        </table:table-row>
        <table:table-row table:style-name="ro1">
          <table:table-cell office:value-type="string" calcext:value-type="string">
            <text:p>Processes = 64 | n = 10^4</text:p>
          </table:table-cell>
          <table:table-cell/>
        </table:table-row>
        <table:table-row table:style-name="ro1">
          <table:table-cell office:value-type="string" calcext:value-type="string">
            <text:p>n = 10000, p = 64, pi = 3.1415926544231265, relative error = 2.65e-10, time (sec) = <text:s text:c="2"/>0.0307</text:p>
          </table:table-cell>
          <table:table-cell/>
        </table:table-row>
        <table:table-row table:style-name="ro1">
          <table:table-cell office:value-type="string" calcext:value-type="string">
            <text:p>Processes = 64 | n = 10^2</text:p>
          </table:table-cell>
          <table:table-cell/>
        </table:table-row>
        <table:table-row table:style-name="ro1">
          <table:table-cell office:value-type="string" calcext:value-type="string">
            <text:p>n = 100, p = 64, pi = 3.1416009869231249, relative error = 2.65e-06, time (sec) = <text:s text:c="2"/>0.0420</text:p>
          </table:table-cell>
          <table:table-cell/>
        </table:table-row>
        <table:table-row table:style-name="ro1">
          <table:table-cell office:value-type="string" calcext:value-type="string">
            <text:p>Processes = 1 | n = 10^8</text:p>
          </table:table-cell>
          <table:table-cell/>
        </table:table-row>
        <table:table-row table:style-name="ro1">
          <table:table-cell office:value-type="string" calcext:value-type="string">
            <text:p>n = 100000000, p = 1, pi = 3.1415926535900223, relative error = 7.29e-14, time (sec) = <text:s text:c="2"/>0.1763</text:p>
          </table:table-cell>
          <table:table-cell/>
        </table:table-row>
        <table:table-row table:style-name="ro1">
          <table:table-cell office:value-type="string" calcext:value-type="string">
            <text:p>Processes = 1 | n = 10^6</text:p>
          </table:table-cell>
          <table:table-cell/>
        </table:table-row>
        <table:table-row table:style-name="ro1">
          <table:table-cell office:value-type="string" calcext:value-type="string">
            <text:p>n = 1000000, p = 1, pi = 3.1415926535899388, relative error = 4.64e-14, time (sec) = <text:s text:c="2"/>0.0018</text:p>
          </table:table-cell>
          <table:table-cell/>
        </table:table-row>
        <table:table-row table:style-name="ro1">
          <table:table-cell office:value-type="string" calcext:value-type="string">
            <text:p>Processes = 1 | n = 10^4</text:p>
          </table:table-cell>
          <table:table-cell/>
        </table:table-row>
        <table:table-row table:style-name="ro1">
          <table:table-cell office:value-type="string" calcext:value-type="string">
            <text:p>n = 10000, p = 1, pi = 3.1415926544231318, relative error = 2.65e-10, time (sec) = <text:s text:c="2"/>0.0000</text:p>
          </table:table-cell>
          <table:table-cell/>
        </table:table-row>
        <table:table-row table:style-name="ro1">
          <table:table-cell office:value-type="string" calcext:value-type="string">
            <text:p>Processes = 1 | n = 10^2</text:p>
          </table:table-cell>
          <table:table-cell/>
        </table:table-row>
        <table:table-row table:style-name="ro1">
          <table:table-cell office:value-type="string" calcext:value-type="string">
            <text:p>n = 100, p = 1, pi = 3.1416009869231245, relative error = 2.65e-06, time (sec) = <text:s text:c="2"/>0.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6">00/00/0000</text:date>, <text:time style:data-style-name="N2" text:time-value="11:35:19.3101007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5T15:36:15.491995826</meta:creation-date>
    <dc:date>2026-01-26T12:46:47.625644226</dc:date>
    <meta:editing-duration>PT2H28M48S</meta:editing-duration>
    <meta:editing-cycles>2</meta:editing-cycles>
    <meta:generator>LibreOffice/24.2.7.2$Linux_X86_64 LibreOffice_project/420$Build-2</meta:generator>
    <meta:document-statistic meta:table-count="1" meta:cell-count="123" meta:object-count="0"/>
  </office:meta>
</office:document-meta>
</file>